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802">
            <text:p>QC-802</text:p>
          </table:table-cell>
          <table:table-cell office:value-type="float" office:value="34.7">
            <text:p>34.7</text:p>
          </table:table-cell>
          <table:table-cell office:value-type="float" office:value="-77.1">
            <text:p>-77.1</text:p>
          </table:table-cell>
          <table:table-cell office:value-type="float" office:value="1735.0">
            <text:p>173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5811">
            <text:p>0.5811</text:p>
          </table:table-cell>
          <table:table-cell office:value-type="float" office:value="0.5811">
            <text:p>0.5811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GX-2965">
            <text:p>GX-2965</text:p>
          </table:table-cell>
          <table:table-cell office:value-type="float" office:value="33.59">
            <text:p>33.59</text:p>
          </table:table-cell>
          <table:table-cell office:value-type="float" office:value="-77.88">
            <text:p>-77.88</text:p>
          </table:table-cell>
          <table:table-cell office:value-type="float" office:value="10000.0">
            <text:p>10000.0</text:p>
          </table:table-cell>
          <table:table-cell office:value-type="float" office:value="300.0">
            <text:p>3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4.6399">
            <text:p>-24.6399</text:p>
          </table:table-cell>
          <table:table-cell office:value-type="float" office:value="0.5101">
            <text:p>0.5101</text:p>
          </table:table-cell>
          <table:table-cell office:value-type="float" office:value="0.5101">
            <text:p>0.5101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793A">
            <text:p>QC793A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390.0">
            <text:p>339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25">
            <text:p>-3.025</text:p>
          </table:table-cell>
          <table:table-cell office:value-type="float" office:value="0.5888">
            <text:p>0.5888</text:p>
          </table:table-cell>
          <table:table-cell office:value-type="float" office:value="0.5888">
            <text:p>0.588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cr-08-gp1b">
            <text:p>cr-08-gp1b</text:p>
          </table:table-cell>
          <table:table-cell office:value-type="float" office:value="34.729">
            <text:p>34.729</text:p>
          </table:table-cell>
          <table:table-cell office:value-type="float" office:value="-76.861">
            <text:p>-76.861</text:p>
          </table:table-cell>
          <table:table-cell office:value-type="float" office:value="50400.0">
            <text:p>50400.0</text:p>
          </table:table-cell>
          <table:table-cell office:value-type="float" office:value="3800.0">
            <text:p>38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6">
            <text:p>3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2010,ParhamEtal2013,PicoEtal2017">
            <text:p>Best2010,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801">
            <text:p>QC-801</text:p>
          </table:table-cell>
          <table:table-cell office:value-type="float" office:value="34.7">
            <text:p>34.7</text:p>
          </table:table-cell>
          <table:table-cell office:value-type="float" office:value="-77.1">
            <text:p>-77.1</text:p>
          </table:table-cell>
          <table:table-cell office:value-type="float" office:value="1180.0">
            <text:p>1180.0</text:p>
          </table:table-cell>
          <table:table-cell office:value-type="float" office:value="190.0">
            <text:p>1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7">
            <text:p>-0.77</text:p>
          </table:table-cell>
          <table:table-cell office:value-type="float" office:value="0.5809">
            <text:p>0.5809</text:p>
          </table:table-cell>
          <table:table-cell office:value-type="float" office:value="0.5809">
            <text:p>0.580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76">
            <text:p>OS-59676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915.0">
            <text:p>91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5">
            <text:p>-0.66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7">
            <text:p>QC-797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5675.0">
            <text:p>5675.0</text:p>
          </table:table-cell>
          <table:table-cell office:value-type="float" office:value="250.0">
            <text:p>2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025">
            <text:p>-8.025</text:p>
          </table:table-cell>
          <table:table-cell office:value-type="float" office:value="0.5994">
            <text:p>0.5994</text:p>
          </table:table-cell>
          <table:table-cell office:value-type="float" office:value="0.5994">
            <text:p>0.599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9">
            <text:p>QC-799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1385.0">
            <text:p>1385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25">
            <text:p>-0.925</text:p>
          </table:table-cell>
          <table:table-cell office:value-type="float" office:value="0.5881">
            <text:p>0.5881</text:p>
          </table:table-cell>
          <table:table-cell office:value-type="float" office:value="0.5881">
            <text:p>0.5881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FS181">
            <text:p>FS181</text:p>
          </table:table-cell>
          <table:table-cell office:value-type="float" office:value="35.609">
            <text:p>35.609</text:p>
          </table:table-cell>
          <table:table-cell office:value-type="float" office:value="-77.217">
            <text:p>-77.217</text:p>
          </table:table-cell>
          <table:table-cell office:value-type="float" office:value="35800.0">
            <text:p>35800.0</text:p>
          </table:table-cell>
          <table:table-cell office:value-type="float" office:value="6100.0">
            <text:p>6100.0</text:p>
          </table:table-cell>
          <table:table-cell office:value-type="string" office:value="terrestrial">
            <text:p>terrestrial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3">
            <text:p>9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oore2009,ParhamEtal2013,PicoEtal2017">
            <text:p>Moore2009,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GH18-01">
            <text:p>GH18-01</text:p>
          </table:table-cell>
          <table:table-cell office:value-type="float" office:value="35.62">
            <text:p>35.62</text:p>
          </table:table-cell>
          <table:table-cell office:value-type="float" office:value="-76.357">
            <text:p>-76.357</text:p>
          </table:table-cell>
          <table:table-cell office:value-type="float" office:value="76900.0">
            <text:p>76900.0</text:p>
          </table:table-cell>
          <table:table-cell office:value-type="float" office:value="7100.0">
            <text:p>7100.0</text:p>
          </table:table-cell>
          <table:table-cell office:value-type="string" office:value="Sand">
            <text:p>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1">
            <text:p>Southern_North_Carolina-1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701.0">
            <text:p>701.0</text:p>
          </table:table-cell>
          <table:table-cell office:value-type="float" office:value="230.0">
            <text:p>2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2495">
            <text:p>0.2495</text:p>
          </table:table-cell>
          <table:table-cell office:value-type="float" office:value="0.2495">
            <text:p>0.2495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2">
            <text:p>Southern_North_Carolina-2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2130.0">
            <text:p>2130.0</text:p>
          </table:table-cell>
          <table:table-cell office:value-type="float" office:value="161.0">
            <text:p>161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3">
            <text:p>Southern_North_Carolina-3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3330.0">
            <text:p>3330.0</text:p>
          </table:table-cell>
          <table:table-cell office:value-type="float" office:value="263.0">
            <text:p>263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115">
            <text:p>-2.0115</text:p>
          </table:table-cell>
          <table:table-cell office:value-type="float" office:value="0.1885">
            <text:p>0.1885</text:p>
          </table:table-cell>
          <table:table-cell office:value-type="float" office:value="0.1885">
            <text:p>0.1885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4">
            <text:p>Southern_North_Carolina-4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5710.0">
            <text:p>5710.0</text:p>
          </table:table-cell>
          <table:table-cell office:value-type="float" office:value="142.0">
            <text:p>142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431">
            <text:p>-2.431</text:p>
          </table:table-cell>
          <table:table-cell office:value-type="float" office:value="0.189">
            <text:p>0.189</text:p>
          </table:table-cell>
          <table:table-cell office:value-type="float" office:value="0.189">
            <text:p>0.189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99">
            <text:p>OS-66999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535.0">
            <text:p>53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16">
            <text:p>OS-66916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860.0">
            <text:p>8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4">
            <text:p>-1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15">
            <text:p>OS-66915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185.0">
            <text:p>185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17">
            <text:p>OS-66917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960.0">
            <text:p>9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97">
            <text:p>OS-59697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1650.0">
            <text:p>165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85">
            <text:p>-1.18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KNL02">
            <text:p>KNL02</text:p>
          </table:table-cell>
          <table:table-cell office:value-type="float" office:value="35.022">
            <text:p>35.022</text:p>
          </table:table-cell>
          <table:table-cell office:value-type="float" office:value="-76.898">
            <text:p>-76.898</text:p>
          </table:table-cell>
          <table:table-cell office:value-type="float" office:value="41800.0">
            <text:p>41800.0</text:p>
          </table:table-cell>
          <table:table-cell office:value-type="float" office:value="3200.0">
            <text:p>3200.0</text:p>
          </table:table-cell>
          <table:table-cell office:value-type="string" office:value="Sand">
            <text:p>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77">
            <text:p>OS-59677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350.0">
            <text:p>35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55">
            <text:p>-0.35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3604">
            <text:p>OS-53604</text:p>
          </table:table-cell>
          <table:table-cell office:value-type="float" office:value="34.9">
            <text:p>34.9</text:p>
          </table:table-cell>
          <table:table-cell office:value-type="float" office:value="-76.26">
            <text:p>-76.26</text:p>
          </table:table-cell>
          <table:table-cell office:value-type="float" office:value="1670.0">
            <text:p>1670.0</text:p>
          </table:table-cell>
          <table:table-cell office:value-type="float" office:value="30.0">
            <text:p>30.0</text:p>
          </table:table-cell>
          <table:table-cell office:value-type="string" office:value="Elphidium">
            <text:p>Elphidium</text:p>
          </table:table-cell>
          <table:table-cell office:value-type="string" office:value="marine">
            <text:p>marine</text:p>
          </table:table-cell>
          <table:table-cell office:value-type="float" office:value="-56.0">
            <text:p>-56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9059">
            <text:p>-2.9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CulverEtal2007,EngelhartHorton2012">
            <text:p>CulverEtal2007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4866">
            <text:p>OS-54866</text:p>
          </table:table-cell>
          <table:table-cell office:value-type="float" office:value="34.98">
            <text:p>34.98</text:p>
          </table:table-cell>
          <table:table-cell office:value-type="float" office:value="-76.2">
            <text:p>-76.2</text:p>
          </table:table-cell>
          <table:table-cell office:value-type="float" office:value="835.0">
            <text:p>835.0</text:p>
          </table:table-cell>
          <table:table-cell office:value-type="float" office:value="30.0">
            <text:p>30.0</text:p>
          </table:table-cell>
          <table:table-cell office:value-type="string" office:value="Argopecten">
            <text:p>Argopecten</text:p>
          </table:table-cell>
          <table:table-cell office:value-type="string" office:value="marine">
            <text:p>marine</text:p>
          </table:table-cell>
          <table:table-cell office:value-type="float" office:value="-56.0">
            <text:p>-56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2478">
            <text:p>-2.24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75">
            <text:p>OS-59675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1350.0">
            <text:p>135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65">
            <text:p>-0.96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3B">
            <text:p>QC-793B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395.0">
            <text:p>339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25">
            <text:p>-3.425</text:p>
          </table:table-cell>
          <table:table-cell office:value-type="float" office:value="0.5995">
            <text:p>0.5995</text:p>
          </table:table-cell>
          <table:table-cell office:value-type="float" office:value="0.5995">
            <text:p>0.599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4">
            <text:p>QC-794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600.0">
            <text:p>3600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225">
            <text:p>-4.22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6">
            <text:p>QC-796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870.0">
            <text:p>3870.0</text:p>
          </table:table-cell>
          <table:table-cell office:value-type="float" office:value="175.0">
            <text:p>17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25">
            <text:p>-5.525</text:p>
          </table:table-cell>
          <table:table-cell office:value-type="float" office:value="0.6335">
            <text:p>0.6335</text:p>
          </table:table-cell>
          <table:table-cell office:value-type="float" office:value="0.6335">
            <text:p>0.633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728">
            <text:p>OS-59728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385.0">
            <text:p>38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65">
            <text:p>-0.46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